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a7ad" officeooo:paragraph-rsid="0010a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dream is to get a PhD <text:s/>degre in Information Technology,to rea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9:35:43.291734460</meta:creation-date>
    <dc:date>2019-11-05T19:38:47.458883731</dc:date>
    <meta:editing-duration>PT3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2" meta:character-count="67" meta:non-whitespace-character-count="54"/>
  </office:meta>
</office:document-meta>
</file>